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452cm" style:rel-column-width="27768*"/>
    </style:style>
    <style:style style:name="Table1.B" style:family="table-column">
      <style:table-column-properties style:column-width="10.137cm" style:rel-column-width="37766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1.529cm"/>
    </style:style>
    <style:style style:name="Table2.B" style:family="table-column">
      <style:table-column-properties style:column-width="16.06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 officeooo:paragraph-rsid="0013352f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P6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10pt" fo:letter-spacing="normal" style:font-size-asian="10pt" style:font-size-complex="10pt"/>
    </style:style>
    <style:style style:name="P11" style:family="paragraph" style:parent-style-name="Table_20_Contents">
      <style:text-properties style:font-name="sans-serif" fo:font-size="10pt"/>
    </style:style>
    <style:style style:name="P12" style:family="paragraph" style:parent-style-name="Table_20_Contents">
      <style:paragraph-properties fo:text-align="end" style:justify-single-word="false"/>
      <style:text-properties style:font-name="sans-serif" fo:font-size="10pt"/>
    </style:style>
    <style:style style:name="P13" style:family="paragraph" style:parent-style-name="Table_20_Contents">
      <style:paragraph-properties fo:margin-top="0cm" fo:margin-bottom="0.12cm" style:contextual-spacing="false"/>
    </style:style>
    <style:style style:name="P14" style:family="paragraph" style:parent-style-name="Table_20_Contents">
      <style:paragraph-properties fo:margin-top="0cm" fo:margin-bottom="0.12cm" style:contextual-spacing="false"/>
      <style:text-properties style:font-name="sans-serif" fo:font-size="10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cbaaf"/>
    </style:style>
    <style:style style:name="T1" style:family="text">
      <style:text-properties style:font-name="sans-serif" fo:font-size="10pt"/>
    </style:style>
    <style:style style:name="T2" style:family="text">
      <style:text-properties fo:color="#666666" loext:opacity="100%" style:font-name="Courier New" fo:font-weight="bold"/>
    </style:style>
    <style:style style:name="T3" style:family="text">
      <style:text-properties fo:color="#800080" loext:opacity="100%" style:font-name="sans-serif" fo:font-size="10pt"/>
    </style:style>
    <style:style style:name="T4" style:family="text">
      <style:text-properties fo:font-variant="normal" fo:text-transform="none" fo:color="#000000" loext:opacity="100%" style:font-name="sans-serif" fo:font-size="7.30000019073486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cd713" style:font-size-asian="11pt" style:font-size-complex="11pt"/>
    </style:style>
    <style:style style:name="T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d6e71" style:font-size-asian="11pt" style:font-size-complex="11pt"/>
    </style:style>
    <style:style style:name="T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121aa" style:font-size-asian="11pt" style:font-size-complex="11pt"/>
    </style:style>
    <style:style style:name="T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3352f" style:font-size-asian="11pt" style:font-size-complex="11pt"/>
    </style:style>
    <style:style style:name="T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5055e" style:font-size-asian="11pt" style:font-size-complex="11pt"/>
    </style:style>
    <style:style style:name="T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cbaaf" style:font-size-asian="11pt" style:font-size-complex="11pt"/>
    </style:style>
    <style:style style:name="T12" style:family="text">
      <style:text-properties fo:font-variant="normal" fo:text-transform="none" fo:color="#000000" loext:opacity="100%" style:font-name="sans-serif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666666" loext:opacity="100%" style:font-name="Courier New" fo:font-size="11pt" fo:letter-spacing="normal" fo:font-style="normal" fo:font-weight="bold" style:font-size-asian="11pt" style:font-size-complex="11pt"/>
    </style:style>
    <style:style style:name="T14" style:family="text">
      <style:text-properties fo:font-variant="normal" fo:text-transform="none" fo:color="#800080" loext:opacity="100%" style:font-name="sans-serif" fo:font-size="7.30000019073486pt" fo:letter-spacing="normal" fo:font-style="normal" fo:font-weight="normal"/>
    </style:style>
    <style:style style:name="T15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808080" loext:opacity="100%" style:font-name="Liberation Mono1" fo:font-size="11pt" fo:letter-spacing="normal" fo:font-style="normal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0cbaaf" style:font-size-asian="11pt" style:font-weight-asian="bold" style:font-size-complex="11pt" style:font-weight-complex="bold"/>
    </style:style>
    <style:style style:name="T18" style:family="text">
      <style:text-properties officeooo:rsid="000cbaaf"/>
    </style:style>
    <style:style style:name="T19" style:family="text">
      <style:text-properties officeooo:rsid="000cd713"/>
    </style:style>
    <style:style style:name="T20" style:family="text">
      <style:text-properties officeooo:rsid="001121aa"/>
    </style:style>
    <style:style style:name="T21" style:family="text">
      <style:text-properties fo:font-style="normal" fo:font-weight="normal"/>
    </style:style>
    <style:style style:name="T22" style:family="text">
      <style:text-properties officeooo:rsid="001505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dump {base}</text:p>
          </table:table-cell>
          <table:table-cell table:style-name="Table1.A1" office:value-type="string">
            <text:p text:style-name="P12">R Documentation</text:p>
          </table:table-cell>
        </table:table-row>
      </table:table>
      <text:p text:style-name="P2"><text:span text:style-name="T19">Volcar </text:span><text:span text:style-name="T18">objetos </text:span><text:span text:style-name="T20">en</text:span><text:span text:style-name="T18"> </text:span><text:span text:style-name="T19">archivos de</text:span><text:span text:style-name="T18"> texto </text:span></text:p>
      <text:h text:style-name="P6" text:outline-level="3">Description</text:h>
      <text:p text:style-name="P3"><text:span text:style-name="T5">This function takes a vector of names of </text:span><text:span text:style-name="T13">R</text:span><text:span text:style-name="T5"> objects and produces text representations of the objects on a file or connection. A </text:span><text:span text:style-name="Source_20_Text"><text:span text:style-name="T5">dump</text:span></text:span><text:span text:style-name="T5"> file can usually be </text:span><text:a xlink:type="simple" xlink:href="http://127.0.0.1:44433/help/library/base/help/source" text:style-name="Internet_20_link" text:visited-style-name="Visited_20_Internet_20_Link"><text:span text:style-name="Source_20_Text"><text:span text:style-name="T15">source</text:span></text:span></text:a><text:span text:style-name="T5">d into another </text:span><text:span text:style-name="T13">R</text:span><text:span text:style-name="T5"> session.</text:span></text:p>
      <text:p text:style-name="P15"><text:span text:style-name="T10">La</text:span><text:span text:style-name="T11"> función </text:span><text:span text:style-name="T10">dump()</text:span><text:span text:style-name="T11"> recibe un vector con</text:span><text:span text:style-name="T8"> </text:span><text:span text:style-name="T11">nombres de objetos </text:span><text:span text:style-name="T8">presentes </text:span><text:span text:style-name="T7">en </text:span><text:span text:style-name="T9">el espacio de trabajo</text:span><text:span text:style-name="T7"> de R </text:span><text:span text:style-name="T9">(u otro entorno)</text:span><text:span text:style-name="T8"> para generar</text:span><text:span text:style-name="T11"> representaciones </text:span><text:span text:style-name="T8">de</text:span><text:span text:style-name="T11"> texto de esos objetos </text:span><text:span text:style-name="T8">y volcarlas</text:span><text:span text:style-name="T11"> </text:span><text:span text:style-name="T8">en</text:span><text:span text:style-name="T11"> una conexión de archivo. El </text:span><text:span text:style-name="T8">objeto</text:span><text:span text:style-name="T11"> volcado podrá usualmente ser </text:span><text:span text:style-name="T8">reconstituido</text:span><text:span text:style-name="T11"> en </text:span><text:span text:style-name="T6">cualquier</text:span><text:span text:style-name="T11"> sesión de </text:span><text:span text:style-name="T17">R</text:span><text:span text:style-name="T11">. </text:span></text:p>
      <text:h text:style-name="P6" text:outline-level="3">Usage</text:h>
      <text:p text:style-name="P5">dump(list, file = "dumpdata.R", append = FALSE,</text:p>
      <text:p text:style-name="P10"><text:s text:c="5"/><text:span text:style-name="T21">control = "all", envir = parent.frame(), evaluate = TRUE)</text:span></text:p>
      <text:h text:style-name="P6" text:outline-level="3">Argument<text:span text:style-name="T18">o</text:span>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1">list</text:span></text:span></text:p>
          </table:table-cell>
          <table:table-cell table:style-name="Table2.B1" office:value-type="string">
            <text:p text:style-name="P14">character vector. The names of one or more <text:span text:style-name="T2">R</text:span> objects to be dumped.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file</text:span></text:span></text:p>
          </table:table-cell>
          <table:table-cell table:style-name="Table2.B1" office:value-type="string">
            <text:p text:style-name="P13"><text:span text:style-name="T1">either a character string naming a file or a </text:span><text:a xlink:type="simple" xlink:href="http://127.0.0.1:44433/help/library/base/help/connection" text:style-name="Internet_20_link" text:visited-style-name="Visited_20_Internet_20_Link"><text:span text:style-name="T3">connection</text:span></text:a><text:span text:style-name="T1">. </text:span><text:span text:style-name="Source_20_Text"><text:span text:style-name="T1">""</text:span></text:span><text:span text:style-name="T1"> indicates output to the console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append</text:span></text:span></text:p>
          </table:table-cell>
          <table:table-cell table:style-name="Table2.B1" office:value-type="string">
            <text:p text:style-name="P13"><text:span text:style-name="T1">if </text:span><text:span text:style-name="Source_20_Text"><text:span text:style-name="T1">TRUE</text:span></text:span><text:span text:style-name="T1"> and </text:span><text:span text:style-name="Source_20_Text"><text:span text:style-name="T1">file</text:span></text:span><text:span text:style-name="T1"> is a character string, output will be appended to </text:span><text:span text:style-name="Source_20_Text"><text:span text:style-name="T1">file</text:span></text:span><text:span text:style-name="T1">; otherwise, it will overwrite the contents of </text:span><text:span text:style-name="Source_20_Text"><text:span text:style-name="T1">file</text:span></text:span><text:span text:style-name="T1">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control</text:span></text:span></text:p>
          </table:table-cell>
          <table:table-cell table:style-name="Table2.B1" office:value-type="string">
            <text:p text:style-name="P13"><text:span text:style-name="T1">character vector indicating deparsing options. See </text:span><text:a xlink:type="simple" xlink:href="http://127.0.0.1:44433/help/library/base/help/.deparseOpts" text:style-name="Internet_20_link" text:visited-style-name="Visited_20_Internet_20_Link"><text:span text:style-name="Source_20_Text"><text:span text:style-name="T3">.deparseOpts</text:span></text:span></text:a><text:span text:style-name="T1"> for their description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envir</text:span></text:span></text:p>
          </table:table-cell>
          <table:table-cell table:style-name="Table2.B1" office:value-type="string">
            <text:p text:style-name="P14">the environment to search for object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evaluate</text:span></text:span></text:p>
          </table:table-cell>
          <table:table-cell table:style-name="Table2.B1" office:value-type="string">
            <text:p text:style-name="P14">logical. Should promises be evaluated?</text:p>
          </table:table-cell>
        </table:table-row>
      </table:table>
      <text:h text:style-name="P6" text:outline-level="3">Details</text:h>
      <text:p text:style-name="P3"><text:span text:style-name="T5">If some of the objects named do not exist (in scope), they are omitted, with a warning. If </text:span><text:span text:style-name="Source_20_Text"><text:span text:style-name="T5">file</text:span></text:span><text:span text:style-name="T5"> is a file and no objects exist then no file is created.</text:span></text:p>
      <text:p text:style-name="P3"><text:a xlink:type="simple" xlink:href="http://127.0.0.1:44433/help/library/base/help/source" text:style-name="Internet_20_link" text:visited-style-name="Visited_20_Internet_20_Link"><text:span text:style-name="Source_20_Text"><text:span text:style-name="T15">source</text:span></text:span></text:a><text:span text:style-name="T5">ing may not produce an identical copy of </text:span><text:span text:style-name="Source_20_Text"><text:span text:style-name="T5">dump</text:span></text:span><text:span text:style-name="T5">ed objects. A warning is issued if it is likely that problems will arise, for example when dumping exotic or complex objects (see the Note).</text:span></text:p>
      <text:p text:style-name="P3"><text:span text:style-name="Source_20_Text"><text:span text:style-name="T5">dump</text:span></text:span><text:span text:style-name="T5"> will also warn if fewer characters were written to a file than expected, which may indicate a full or corrupt file system.</text:span></text:p>
      <text:p text:style-name="P3"><text:span text:style-name="T5">A </text:span><text:span text:style-name="Source_20_Text"><text:span text:style-name="T5">dump</text:span></text:span><text:span text:style-name="T5"> file can be </text:span><text:a xlink:type="simple" xlink:href="http://127.0.0.1:44433/help/library/base/help/source" text:style-name="Internet_20_link" text:visited-style-name="Visited_20_Internet_20_Link"><text:span text:style-name="Source_20_Text"><text:span text:style-name="T15">source</text:span></text:span></text:a><text:span text:style-name="T5">d into another </text:span><text:span text:style-name="T13">R</text:span><text:span text:style-name="T5"> (or perhaps S) session, but the functions </text:span><text:a xlink:type="simple" xlink:href="http://127.0.0.1:44433/help/library/base/help/save" text:style-name="Internet_20_link" text:visited-style-name="Visited_20_Internet_20_Link"><text:span text:style-name="Source_20_Text"><text:span text:style-name="T15">save</text:span></text:span></text:a><text:span text:style-name="T5"> and </text:span><text:a xlink:type="simple" xlink:href="http://127.0.0.1:44433/help/library/base/help/saveRDS" text:style-name="Internet_20_link" text:visited-style-name="Visited_20_Internet_20_Link"><text:span text:style-name="Source_20_Text"><text:span text:style-name="T15">saveRDS</text:span></text:span></text:a><text:span text:style-name="T5"> are designed to be used for transporting </text:span><text:span text:style-name="T13">R</text:span><text:span text:style-name="T5"> data, and will work with </text:span><text:span text:style-name="T13">R</text:span><text:span text:style-name="T5"> objects that </text:span><text:span text:style-name="Source_20_Text"><text:span text:style-name="T5">dump</text:span></text:span><text:span text:style-name="T5"> does not handle. For maximal reproducibility use </text:span><text:span text:style-name="Source_20_Text"><text:span text:style-name="T5">control = c("all", "hexNumeric")</text:span></text:span><text:span text:style-name="T5">.</text:span></text:p>
      <text:p text:style-name="P3"><text:span text:style-name="T5">To produce a more readable representation of an object, use </text:span><text:span text:style-name="Source_20_Text"><text:span text:style-name="T5">control = NULL</text:span></text:span><text:span text:style-name="T5">. This will skip attributes, and will make other simplifications that make </text:span><text:span text:style-name="Source_20_Text"><text:span text:style-name="T5">source</text:span></text:span><text:span text:style-name="T5"> less likely to produce an identical copy. See </text:span><text:a xlink:type="simple" xlink:href="http://127.0.0.1:44433/help/library/base/help/deparse" text:style-name="Internet_20_link" text:visited-style-name="Visited_20_Internet_20_Link"><text:span text:style-name="Source_20_Text"><text:span text:style-name="T15">deparse</text:span></text:span></text:a><text:span text:style-name="T5"> for details.</text:span></text:p>
      <text:p text:style-name="P3"><text:soft-page-break/><text:span text:style-name="T5">To deparse the internal representation of a function rather than displaying the saved source, use </text:span><text:span text:style-name="Source_20_Text"><text:span text:style-name="T5">control = c("keepInteger", "warnIncomplete", "keepNA")</text:span></text:span><text:span text:style-name="T5">. This will lose all formatting and comments, but may be useful in those cases where the saved source is no longer correct.</text:span></text:p>
      <text:p text:style-name="P3"><text:span text:style-name="T5">Promises will normally only be encountered by users as a result of lazy-loading (when the default </text:span><text:span text:style-name="Source_20_Text"><text:span text:style-name="T5">evaluate = TRUE</text:span></text:span><text:span text:style-name="T5"> is essential) and after the use of </text:span><text:a xlink:type="simple" xlink:href="http://127.0.0.1:44433/help/library/base/help/delayedAssign" text:style-name="Internet_20_link" text:visited-style-name="Visited_20_Internet_20_Link"><text:span text:style-name="Source_20_Text"><text:span text:style-name="T15">delayedAssign</text:span></text:span></text:a><text:span text:style-name="T5">, when </text:span><text:span text:style-name="Source_20_Text"><text:span text:style-name="T5">evaluate = FALSE</text:span></text:span><text:span text:style-name="T5"> might be intended.</text:span></text:p>
      <text:h text:style-name="P6" text:outline-level="3">Value</text:h>
      <text:p text:style-name="P1">An invisible character vector containing the names of the objects which were dumped.</text:p>
      <text:h text:style-name="P6" text:outline-level="3">Note</text:h>
      <text:p text:style-name="P3"><text:span text:style-name="T5">As </text:span><text:span text:style-name="Source_20_Text"><text:span text:style-name="T5">dump</text:span></text:span><text:span text:style-name="T5"> is defined in the base namespace, the </text:span><text:span text:style-name="T12">base</text:span><text:span text:style-name="T5"> package will be searched </text:span><text:span text:style-name="Emphasis"><text:span text:style-name="T5">before</text:span></text:span><text:span text:style-name="T5"> the global environment unless </text:span><text:span text:style-name="Source_20_Text"><text:span text:style-name="T5">dump</text:span></text:span><text:span text:style-name="T5"> is called from the top level prompt or the </text:span><text:span text:style-name="Source_20_Text"><text:span text:style-name="T5">envir</text:span></text:span><text:span text:style-name="T5"> argument is given explicitly.</text:span></text:p>
      <text:p text:style-name="P1">To avoid the risk of a source attribute becoming out of sync with the actual function definition, the source attribute of a function will never be dumped as an attribute.</text:p>
      <text:p text:style-name="P3"><text:span text:style-name="T5">Currently environments, external pointers, weak references and objects of type </text:span><text:span text:style-name="Source_20_Text"><text:span text:style-name="T5">S4</text:span></text:span><text:span text:style-name="T5"> are not deparsed in a way that can be </text:span><text:span text:style-name="Source_20_Text"><text:span text:style-name="T5">source</text:span></text:span><text:span text:style-name="T5">d. In addition, </text:span><text:a xlink:type="simple" xlink:href="http://127.0.0.1:44433/help/library/base/help/language%20objects" text:style-name="Internet_20_link" text:visited-style-name="Visited_20_Internet_20_Link"><text:span text:style-name="T15">language objects</text:span></text:a><text:span text:style-name="T5"> are deparsed in a simple way whatever the value of </text:span><text:span text:style-name="Source_20_Text"><text:span text:style-name="T5">control</text:span></text:span><text:span text:style-name="T5">, and this includes not dumping their attributes (which will result in a warning).</text:span></text:p>
      <text:h text:style-name="P6" text:outline-level="3">References</text:h>
      <text:p text:style-name="P3"><text:span text:style-name="T4">Becker, R. A., Chambers, J. M. and Wilks, A. R. (1988) </text:span><text:span text:style-name="Emphasis"><text:span text:style-name="T4">The New S Language</text:span></text:span><text:span text:style-name="T4">. Wadsworth &amp; Brooks/Cole.</text:span></text:p>
      <text:h text:style-name="P6" text:outline-level="3">See Also</text:h>
      <text:p text:style-name="P3"><text:a xlink:type="simple" xlink:href="http://127.0.0.1:44433/help/library/base/help/.deparseOpts" text:style-name="Internet_20_link" text:visited-style-name="Visited_20_Internet_20_Link"><text:span text:style-name="Source_20_Text"><text:span text:style-name="T15">.deparseOpts</text:span></text:span></text:a><text:span text:style-name="T5"> for available </text:span><text:span text:style-name="Source_20_Text"><text:span text:style-name="T5">control</text:span></text:span><text:span text:style-name="T5"> settings; </text:span><text:a xlink:type="simple" xlink:href="http://127.0.0.1:44433/help/library/base/help/dput" text:style-name="Internet_20_link" text:visited-style-name="Visited_20_Internet_20_Link"><text:span text:style-name="Source_20_Text"><text:span text:style-name="T15">dput</text:span></text:span></text:a><text:span text:style-name="Source_20_Text"><text:span text:style-name="T5">()</text:span></text:span><text:span text:style-name="T5">, </text:span><text:a xlink:type="simple" xlink:href="http://127.0.0.1:44433/help/library/base/help/dget" text:style-name="Internet_20_link" text:visited-style-name="Visited_20_Internet_20_Link"><text:span text:style-name="Source_20_Text"><text:span text:style-name="T15">dget</text:span></text:span></text:a><text:span text:style-name="Source_20_Text"><text:span text:style-name="T5">()</text:span></text:span><text:span text:style-name="T5"> and </text:span><text:a xlink:type="simple" xlink:href="http://127.0.0.1:44433/help/library/base/help/deparse" text:style-name="Internet_20_link" text:visited-style-name="Visited_20_Internet_20_Link"><text:span text:style-name="Source_20_Text"><text:span text:style-name="T15">deparse</text:span></text:span></text:a><text:span text:style-name="Source_20_Text"><text:span text:style-name="T5">()</text:span></text:span><text:span text:style-name="T5"> for related functions using identical internal deparsing functionality.</text:span></text:p>
      <text:p text:style-name="P3"><text:a xlink:type="simple" xlink:href="http://127.0.0.1:44433/help/library/base/help/write" text:style-name="Internet_20_link" text:visited-style-name="Visited_20_Internet_20_Link"><text:span text:style-name="Source_20_Text"><text:span text:style-name="T15">write</text:span></text:span></text:a><text:span text:style-name="T5">, </text:span><text:a xlink:type="simple" xlink:href="http://127.0.0.1:44433/help/library/base/help/write.table" text:style-name="Internet_20_link" text:visited-style-name="Visited_20_Internet_20_Link"><text:span text:style-name="Source_20_Text"><text:span text:style-name="T15">write.table</text:span></text:span></text:a><text:span text:style-name="T5">, etc for “dumping” data to (text) files.</text:span></text:p>
      <text:p text:style-name="P3"><text:a xlink:type="simple" xlink:href="http://127.0.0.1:44433/help/library/base/help/save" text:style-name="Internet_20_link" text:visited-style-name="Visited_20_Internet_20_Link"><text:span text:style-name="Source_20_Text"><text:span text:style-name="T15">save</text:span></text:span></text:a><text:span text:style-name="T5"> and </text:span><text:a xlink:type="simple" xlink:href="http://127.0.0.1:44433/help/library/base/help/saveRDS" text:style-name="Internet_20_link" text:visited-style-name="Visited_20_Internet_20_Link"><text:span text:style-name="Source_20_Text"><text:span text:style-name="T15">saveRDS</text:span></text:span></text:a><text:span text:style-name="T5"> for a more reliable way to save </text:span><text:span text:style-name="T13">R</text:span><text:span text:style-name="T5"> objects.</text:span></text:p>
      <text:h text:style-name="P6" text:outline-level="3">Examples</text:h>
      <text:p text:style-name="P4">x &lt;- 1; y &lt;- 1:10</text:p>
      <text:p text:style-name="P8">fil &lt;- tempfile(fileext=".Rdmped")</text:p>
      <text:p text:style-name="P8">dump(ls(pattern = '^[xyz]'), fil)</text:p>
      <text:p text:style-name="P8">print(.Last.value)</text:p>
      <text:p text:style-name="P9">unlink(fil)</text:p>
      <text:p text:style-name="Horizontal_20_Line"/>
      <text:p text:style-name="P7"><text:span text:style-name="T4">[Package </text:span><text:span text:style-name="Emphasis"><text:span text:style-name="T4">base</text:span></text:span><text:span text:style-name="T4"> version 4.0.5 </text:span><text:a xlink:type="simple" xlink:href="http://127.0.0.1:44433/help/library/base/html/00Index.html" text:style-name="Internet_20_link" text:visited-style-name="Visited_20_Internet_20_Link"><text:span text:style-name="T14">Index</text:span></text:a><text:span text:style-name="T4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7T02:24:58.717394592</meta:creation-date>
    <dc:date>2022-01-22T05:15:58.124544964</dc:date>
    <meta:editing-duration>PT50M13S</meta:editing-duration>
    <meta:editing-cycles>6</meta:editing-cycles>
    <meta:generator>LibreOffice/7.0.0.1$MacOSX_X86_64 LibreOffice_project/04ba7e3f1e51af6c5d653e543a620e36719083fd</meta:generator>
    <meta:document-statistic meta:table-count="2" meta:image-count="0" meta:object-count="0" meta:page-count="2" meta:paragraph-count="49" meta:word-count="643" meta:character-count="3887" meta:non-whitespace-character-count="3286"/>
  </office:meta>
</office:document-meta>
</file>